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2" style:family="table-cell" style:parent-style-name="Default" style:data-style-name="N125">
      <style:table-cell-properties fo:border="none"/>
    </style:style>
    <style:style style:name="ce95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96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9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02" style:family="table-cell" style:parent-style-name="Default">
      <style:table-cell-properties fo:border-bottom="none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2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24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5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fo:color="#666666"/>
    </style:style>
    <style:style style:name="ce126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fo:color="#666666"/>
    </style:style>
    <style:style style:name="ce127" style:family="table-cell" style:parent-style-name="Default">
      <style:table-cell-properties fo:border="none"/>
      <style:text-properties fo:color="#666666"/>
    </style:style>
    <style:style style:name="ce12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fo:language="none" fo:country="none" style:font-name-asian="Noto Sans" style:language-asian="none" style:country-asian="none" style:font-name-complex="Noto Sans" style:language-complex="none" style:country-complex="none"/>
    </style:style>
    <style:style style:name="ce12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27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31" style:family="table-cell" style:parent-style-name="Default" style:data-style-name="N125"/>
    <style:style style:name="ce132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134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35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136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37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51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1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1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4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45" style:family="table-cell" style:parent-style-name="Default" style:data-style-name="N128"/>
    <style:style style:name="ce146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128">
      <style:table-cell-properties fo:border="none"/>
    </style:style>
    <style:style style:name="ce14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4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666666"/>
    </style:style>
    <style:style style:name="ce150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1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fo:color="#000000"/>
    </style:style>
    <style:style style:name="ce84" style:family="table-cell" style:parent-style-name="Default" style:data-style-name="N128">
      <style:table-cell-properties fo:border="none"/>
      <style:text-properties fo:color="#666666"/>
    </style:style>
    <style:style style:name="ce8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85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5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ext-properties fo:color="#666666"/>
    </style:style>
    <style:style style:name="ce87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fo:color="#666666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TM Forw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31"/>
        <table:table-column table:style-name="co5" table:default-cell-style-name="Default"/>
        <table:table-column table:style-name="co7" table:default-cell-style-name="Default"/>
        <table:table-column table:style-name="co7" table:default-cell-style-name="ce131"/>
        <table:table-column table:style-name="co7" table:number-columns-repeated="984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3"/>
          <table:table-cell table:style-name="ce22" office:value-type="string" calcext:value-type="string">
            <text:p>Cell<text:span text:style-name="T1">t-1</text:span></text:p>
          </table:table-cell>
          <table:table-cell table:style-name="ce2" office:value-type="string" calcext:value-type="string">
            <text:p><text:span text:style-name="T3">σ(Cell</text:span><text:span text:style-name="T4">t-1</text:span>)</text:p>
          </table:table-cell>
          <table:table-cell table:style-name="ce2" office:value-type="string" calcext:value-type="string">
            <text:p>O<text:span text:style-name="T1">t-1</text:span></text:p>
          </table:table-cell>
          <table:table-cell/>
          <table:table-cell table:style-name="ce2"/>
          <table:table-cell table:style-name="ce2" table:number-columns-spanned="5" table:number-rows-spanned="1"/>
          <table:covered-table-cell table:number-columns-repeated="3"/>
          <table:covered-table-cell table:style-name="Default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3" office:value-type="float" office:value="0.8" calcext:value-type="float">
            <text:p>0.8</text:p>
          </table:table-cell>
          <table:table-cell table:style-name="ce95" table:number-matrix-columns-spanned="1" table:number-matrix-rows-spanned="4" table:formula="of:==1/(1+EXP(-([.E2:.E5])))" office:value-type="float" office:value="0.689974481127612" calcext:value-type="float">
            <text:p>0.689974</text:p>
          </table:table-cell>
          <table:table-cell table:style-name="ce3" office:value-type="float" office:value="-0.2" calcext:value-type="float">
            <text:p>-0.2</text:p>
          </table:table-cell>
          <table:table-cell table:number-columns-repeated="2"/>
          <table:table-cell table:style-name="ce1"/>
          <table:table-cell table:style-name="ce122"/>
          <table:table-cell table:style-name="ce1" table:number-columns-repeated="2"/>
          <table:table-cell table:style-name="ce27"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-0.6" calcext:value-type="float">
            <text:p>-0.6</text:p>
          </table:table-cell>
          <table:table-cell table:style-name="ce96" office:value-type="float" office:value="0.354343693774205" calcext:value-type="float">
            <text:p>0.354344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/>
          <table:table-cell table:style-name="ce1"/>
          <table:table-cell table:style-name="ce122"/>
          <table:table-cell table:style-name="ce1" table:number-columns-repeated="2"/>
          <table:table-cell table:style-name="ce27"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4" office:value-type="float" office:value="1" calcext:value-type="float">
            <text:p>1</text:p>
          </table:table-cell>
          <table:table-cell table:style-name="ce96" office:value-type="float" office:value="0.731058578630005" calcext:value-type="float">
            <text:p>0.731059</text:p>
          </table:table-cell>
          <table:table-cell table:style-name="ce4" office:value-type="float" office:value="-0.3" calcext:value-type="float">
            <text:p>-0.3</text:p>
          </table:table-cell>
          <table:table-cell table:number-columns-repeated="2"/>
          <table:table-cell table:style-name="ce1"/>
          <table:table-cell table:style-name="ce122"/>
          <table:table-cell table:style-name="ce1" table:number-columns-repeated="2"/>
          <table:table-cell table:style-name="ce27"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1"/>
          <table:table-cell table:style-name="ce122"/>
          <table:table-cell table:style-name="ce1"/>
          <table:table-cell/>
          <table:table-cell table:style-name="ce5" office:value-type="float" office:value="0.1" calcext:value-type="float">
            <text:p>0.1</text:p>
          </table:table-cell>
          <table:table-cell table:style-name="ce97" office:value-type="float" office:value="0.52497918747894" calcext:value-type="float">
            <text:p>0.524979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1"/>
          <table:table-cell table:style-name="ce122"/>
          <table:table-cell table:style-name="ce1" table:number-columns-repeated="2"/>
          <table:table-cell table:style-name="ce27" table:number-columns-repeated="3"/>
          <table:table-cell table:style-name="Default"/>
          <table:table-cell table:number-columns-repeated="984"/>
        </table:table-row>
        <table:table-row table:style-name="ro2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984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2">1</text:span></text:p>
          </table:table-cell>
          <table:covered-table-cell table:number-columns-repeated="3" table:style-name="ce2"/>
          <table:table-cell table:style-name="ce2"/>
          <table:table-cell table:style-name="ce121" office:value-type="string" calcext:value-type="string">
            <text:p>σ(L1)</text:p>
          </table:table-cell>
          <table:table-cell table:style-name="ce2" office:value-type="string" calcext:value-type="string">
            <text:p><text:span text:style-name="T5">σ(L2</text:span>)</text:p>
          </table:table-cell>
          <table:table-cell table:style-name="ce2" office:value-type="string" calcext:value-type="string">
            <text:p><text:span text:style-name="T5">σ(L3</text:span>)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pan text:style-name="T5">σ(Cell</text:span>)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986"/>
        </table:table-row>
        <table:table-row table:style-name="ro2">
          <table:table-cell table:style-name="ce3" office:value-type="float" office:value="-0.8" calcext:value-type="float">
            <text:p>-0.8</text:p>
          </table:table-cell>
          <table:table-cell/>
          <table:table-cell table:style-name="ce95" table:number-matrix-columns-spanned="1" table:number-matrix-rows-spanned="4" table:formula="of:=[.A8:.A11]+[.G2:.G5]" office:value-type="float" office:value="-1" calcext:value-type="float">
            <text:p>-1.000000</text:p>
          </table:table-cell>
          <table:table-cell/>
          <table:table-cell table:style-name="ce102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95" table:number-matrix-columns-spanned="1" table:number-matrix-rows-spanned="4" table:formula="of:==1/(1+EXP(-([.J14:.J17])))" office:value-type="float" office:value="0.49500016666" calcext:value-type="float">
            <text:p>0.495000</text:p>
          </table:table-cell>
          <table:table-cell table:style-name="ce95" table:number-matrix-columns-spanned="1" table:number-matrix-rows-spanned="4" table:formula="of:==1/(1+EXP(-([.K14:.K17])))" office:value-type="float" office:value="0.702660654344732" calcext:value-type="float">
            <text:p>0.702661</text:p>
          </table:table-cell>
          <table:table-cell table:style-name="ce95" table:number-matrix-columns-spanned="1" table:number-matrix-rows-spanned="4" table:formula="of:==1/(1+EXP(-([.L14:.L17])))" office:value-type="float" office:value="0.706822221093568" calcext:value-type="float">
            <text:p>0.706822</text:p>
          </table:table-cell>
          <table:table-cell table:style-name="ce95" table:number-matrix-columns-spanned="1" table:number-matrix-rows-spanned="4" table:formula="of:=[.F2:.F5]+[.J8:.J11]*[.K8:.K11]" office:value-type="float" office:value="1.03779162213368" calcext:value-type="float">
            <text:p>1.037792</text:p>
          </table:table-cell>
          <table:table-cell table:style-name="ce95" table:number-matrix-columns-spanned="1" table:number-matrix-rows-spanned="4" table:formula="of:==1/(1+EXP(-([.N14:.N17])))" office:value-type="float" office:value="0.639367142258384" calcext:value-type="float">
            <text:p>0.639367</text:p>
          </table:table-cell>
          <table:table-cell table:style-name="ce95" table:number-matrix-columns-spanned="1" table:number-matrix-rows-spanned="4" table:formula="of:=[.L8:.L11]*[.N8:.N11]" office:value-type="float" office:value="0.451918903585318" calcext:value-type="float">
            <text:p>0.451919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0.7" calcext:value-type="float">
            <text:p>-0.700000</text:p>
          </table:table-cell>
          <table:table-cell/>
          <table:table-cell table:style-name="ce103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96" office:value-type="float" office:value="0.349781451426173" calcext:value-type="float">
            <text:p>0.349781</text:p>
          </table:table-cell>
          <table:table-cell table:style-name="ce96" office:value-type="float" office:value="0.336261302595647" calcext:value-type="float">
            <text:p>0.336261</text:p>
          </table:table-cell>
          <table:table-cell table:style-name="ce96" office:value-type="float" office:value="0.631812417736102" calcext:value-type="float">
            <text:p>0.631812</text:p>
          </table:table-cell>
          <table:table-cell table:style-name="ce96" office:value-type="float" office:value="0.471961660254566" calcext:value-type="float">
            <text:p>0.471962</text:p>
          </table:table-cell>
          <table:table-cell table:style-name="ce96" office:value-type="float" office:value="0.243846092106062" calcext:value-type="float">
            <text:p>0.243846</text:p>
          </table:table-cell>
          <table:table-cell table:style-name="ce96" office:value-type="float" office:value="0.154064989009031" calcext:value-type="float">
            <text:p>0.154065</text:p>
          </table:table-cell>
          <table:table-cell table:number-columns-repeated="986"/>
        </table:table-row>
        <table:table-row table:style-name="ro2">
          <table:table-cell table:style-name="ce4" office:value-type="float" office:value="-0.9" calcext:value-type="float">
            <text:p>-0.9</text:p>
          </table:table-cell>
          <table:table-cell/>
          <table:table-cell table:style-name="ce96" office:value-type="float" office:value="-1.2" calcext:value-type="float">
            <text:p>-1.200000</text:p>
          </table:table-cell>
          <table:table-cell/>
          <table:table-cell table:style-name="ce103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96" office:value-type="float" office:value="0.372852233686804" calcext:value-type="float">
            <text:p>0.372852</text:p>
          </table:table-cell>
          <table:table-cell table:style-name="ce96" office:value-type="float" office:value="0.33403307324818" calcext:value-type="float">
            <text:p>0.334033</text:p>
          </table:table-cell>
          <table:table-cell table:style-name="ce96" office:value-type="float" office:value="0.547357618143089" calcext:value-type="float">
            <text:p>0.547358</text:p>
          </table:table-cell>
          <table:table-cell table:style-name="ce96" office:value-type="float" office:value="0.855603556115856" calcext:value-type="float">
            <text:p>0.855604</text:p>
          </table:table-cell>
          <table:table-cell table:style-name="ce96" office:value-type="float" office:value="0.47774717492205" calcext:value-type="float">
            <text:p>0.477747</text:p>
          </table:table-cell>
          <table:table-cell table:style-name="ce96" office:value-type="float" office:value="0.261498555739923" calcext:value-type="float">
            <text:p>0.261499</text:p>
          </table:table-cell>
          <table:table-cell table:number-columns-repeated="98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/>
          <table:table-cell table:style-name="ce97" office:value-type="float" office:value="0.1" calcext:value-type="float">
            <text:p>0.100000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" office:value-type="float" office:value="-0.9" calcext:value-type="float">
            <text:p>-0.9</text:p>
          </table:table-cell>
          <table:table-cell table:style-name="ce10" office:value-type="float" office:value="0" calcext:value-type="float">
            <text:p>0</text:p>
          </table:table-cell>
          <table:table-cell table:style-name="ce115" office:value-type="float" office:value="-0.1" calcext:value-type="float">
            <text:p>-0.1</text:p>
          </table:table-cell>
          <table:table-cell/>
          <table:table-cell table:style-name="ce97" office:value-type="float" office:value="0.45512110762642" calcext:value-type="float">
            <text:p>0.455121</text:p>
          </table:table-cell>
          <table:table-cell table:style-name="ce97" office:value-type="float" office:value="0.645656306225795" calcext:value-type="float">
            <text:p>0.645656</text:p>
          </table:table-cell>
          <table:table-cell table:style-name="ce97" office:value-type="float" office:value="0.603483249864726" calcext:value-type="float">
            <text:p>0.603483</text:p>
          </table:table-cell>
          <table:table-cell table:style-name="ce97" office:value-type="float" office:value="0.818831000714407" calcext:value-type="float">
            <text:p>0.818831</text:p>
          </table:table-cell>
          <table:table-cell table:style-name="ce97" office:value-type="float" office:value="0.209971869702717" calcext:value-type="float">
            <text:p>0.209972</text:p>
          </table:table-cell>
          <table:table-cell table:style-name="ce97" office:value-type="float" office:value="0.126714506308368" calcext:value-type="float">
            <text:p>0.126715</text:p>
          </table:table-cell>
          <table:table-cell table:number-columns-repeated="986"/>
        </table:table-row>
        <table:table-row table:style-name="ro2">
          <table:table-cell table:number-columns-repeated="4"/>
          <table:table-cell table:style-name="ce1" table:number-columns-repeated="4"/>
          <table:table-cell/>
          <table:table-cell table:style-name="ce122" table:number-columns-repeated="6"/>
          <table:table-cell table:number-columns-repeated="986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2</text:span></text:p>
          </table:table-cell>
          <table:covered-table-cell table:number-columns-repeated="3" table:style-name="ce24"/>
          <table:table-cell/>
          <table:table-cell table:style-name="ce123" office:value-type="string" calcext:value-type="string">
            <text:p>L1</text:p>
          </table:table-cell>
          <table:table-cell table:style-name="ce123" office:value-type="string" calcext:value-type="string">
            <text:p>L2</text:p>
          </table:table-cell>
          <table:table-cell table:style-name="ce123" office:value-type="string" calcext:value-type="string">
            <text:p>L3</text:p>
          </table:table-cell>
          <table:table-cell/>
          <table:table-cell table:style-name="ce130" office:value-type="string" calcext:value-type="string">
            <text:p>Cell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2" office:value-type="float" office:value="0.1" calcext:value-type="float">
            <text:p>0.1</text:p>
          </table:table-cell>
          <table:table-cell table:style-name="ce108" office:value-type="float" office:value="0.4" calcext:value-type="float">
            <text:p>0.4</text:p>
          </table:table-cell>
          <table:table-cell table:style-name="ce108" office:value-type="float" office:value="-1" calcext:value-type="float">
            <text:p>-1</text:p>
          </table:table-cell>
          <table:table-cell table:style-name="ce113" office:value-type="float" office:value="0.4" calcext:value-type="float">
            <text:p>0.4</text:p>
          </table:table-cell>
          <table:table-cell table:style-name="ce11"/>
          <table:table-cell table:style-name="ce124" table:number-matrix-columns-spanned="1" table:number-matrix-rows-spanned="4" table:formula="of:=MMULT([.E8:.H11];[.C8:.C11])" office:value-type="float" office:value="-0.0199999999999999" calcext:value-type="float">
            <text:p>-0.020000</text:p>
          </table:table-cell>
          <table:table-cell table:style-name="ce128" table:number-matrix-columns-spanned="1" table:number-matrix-rows-spanned="4" table:formula="of:=MMULT([.E14:.H17];[.C8:.C11])" office:value-type="float" office:value="0.86" calcext:value-type="float">
            <text:p>0.860000</text:p>
          </table:table-cell>
          <table:table-cell table:style-name="ce129" table:number-matrix-columns-spanned="1" table:number-matrix-rows-spanned="4" table:formula="of:=MMULT([.E20:.H23];[.C8:.C11])" office:value-type="float" office:value="0.88" calcext:value-type="float">
            <text:p>0.880000</text:p>
          </table:table-cell>
          <table:table-cell/>
          <table:table-cell table:style-name="ce129" table:number-matrix-columns-spanned="1" table:number-matrix-rows-spanned="4" table:formula="of:=MMULT([.E26:.H29];[.M8:.M11])" office:value-type="float" office:value="0.572618420650916" calcext:value-type="float">
            <text:p>0.572618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3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1" calcext:value-type="float">
            <text:p>0.1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125" office:value-type="float" office:value="-0.62" calcext:value-type="float">
            <text:p>-0.620000</text:p>
          </table:table-cell>
          <table:table-cell table:style-name="ce125" office:value-type="float" office:value="-0.68" calcext:value-type="float">
            <text:p>-0.680000</text:p>
          </table:table-cell>
          <table:table-cell table:style-name="ce125" office:value-type="float" office:value="0.54" calcext:value-type="float">
            <text:p>0.540000</text:p>
          </table:table-cell>
          <table:table-cell/>
          <table:table-cell table:style-name="ce125" office:value-type="float" office:value="-1.13170768111289" calcext:value-type="float">
            <text:p>-1.131708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3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5" calcext:value-type="float">
            <text:p>-0.5</text:p>
          </table:table-cell>
          <table:table-cell table:style-name="ce114" office:value-type="float" office:value="-0.3" calcext:value-type="float">
            <text:p>-0.3</text:p>
          </table:table-cell>
          <table:table-cell/>
          <table:table-cell table:style-name="ce125" office:value-type="float" office:value="-0.52" calcext:value-type="float">
            <text:p>-0.520000</text:p>
          </table:table-cell>
          <table:table-cell table:style-name="ce125" office:value-type="float" office:value="-0.69" calcext:value-type="float">
            <text:p>-0.690000</text:p>
          </table:table-cell>
          <table:table-cell table:style-name="ce125" office:value-type="float" office:value="0.19" calcext:value-type="float">
            <text:p>0.190000</text:p>
          </table:table-cell>
          <table:table-cell/>
          <table:table-cell table:style-name="ce125" office:value-type="float" office:value="-0.0890701400527882" calcext:value-type="float">
            <text:p>-0.089070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04" office:value-type="float" office:value="-0.9" calcext:value-type="float">
            <text:p>-0.9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3" calcext:value-type="float">
            <text:p>-0.3</text:p>
          </table:table-cell>
          <table:table-cell table:style-name="ce115" office:value-type="float" office:value="-0.3" calcext:value-type="float">
            <text:p>-0.3</text:p>
          </table:table-cell>
          <table:table-cell/>
          <table:table-cell table:style-name="ce126" office:value-type="float" office:value="-0.18" calcext:value-type="float">
            <text:p>-0.180000</text:p>
          </table:table-cell>
          <table:table-cell table:style-name="ce126" office:value-type="float" office:value="0.6" calcext:value-type="float">
            <text:p>0.600000</text:p>
          </table:table-cell>
          <table:table-cell table:style-name="ce126" office:value-type="float" office:value="0.42" calcext:value-type="float">
            <text:p>0.420000</text:p>
          </table:table-cell>
          <table:table-cell/>
          <table:table-cell table:style-name="ce126" office:value-type="float" office:value="-1.32509498485009" calcext:value-type="float">
            <text:p>-1.325095</text:p>
          </table:table-cell>
          <table:table-cell table:style-name="ce131"/>
          <table:table-cell table:number-columns-repeated="986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5"/>
          <table:table-cell table:style-name="Default"/>
          <table:table-cell table:number-columns-repeated="987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3</text:span></text:p>
          </table:table-cell>
          <table:covered-table-cell table:number-columns-repeated="3" table:style-name="ce24"/>
          <table:table-cell/>
          <table:table-cell table:style-name="ce127" table:number-columns-repeated="5"/>
          <table:table-cell table:number-columns-repeated="987"/>
        </table:table-row>
        <table:table-row table:style-name="ro2">
          <table:table-cell table:number-columns-repeated="4"/>
          <table:table-cell table:style-name="ce102" office:value-type="float" office:value="-1" calcext:value-type="float">
            <text:p>-1</text:p>
          </table:table-cell>
          <table:table-cell table:style-name="ce108" office:value-type="float" office:value="0.2" calcext:value-type="float">
            <text:p>0.2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2" calcext:value-type="float">
            <text:p>0.2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3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3" calcext:value-type="float">
            <text:p>-0.3</text:p>
          </table:table-cell>
          <table:table-cell table:style-name="ce114" office:value-type="float" office:value="-0.3" calcext:value-type="float">
            <text:p>-0.3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3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table:style-name="ce1" office:value-type="float" office:value="0" calcext:value-type="float">
            <text:p>0</text:p>
          </table:table-cell>
          <table:table-cell table:style-name="ce114" office:value-type="float" office:value="0.7" calcext:value-type="float">
            <text:p>0.7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1" calcext:value-type="float">
            <text:p>-1</text:p>
          </table:table-cell>
          <table:table-cell table:style-name="ce10" office:value-type="float" office:value="-0.6" calcext:value-type="float">
            <text:p>-0.6</text:p>
          </table:table-cell>
          <table:table-cell table:style-name="ce10" office:value-type="float" office:value="0.9" calcext:value-type="float">
            <text:p>0.9</text:p>
          </table:table-cell>
          <table:table-cell table:style-name="ce115" office:value-type="float" office:value="0.8" calcext:value-type="float">
            <text:p>0.8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993"/>
        </table:table-row>
        <table:table-row table:style-name="ro3">
          <table:table-cell table:number-columns-repeated="4"/>
          <table:table-cell table:style-name="ce2" office:value-type="string" calcext:value-type="string" table:number-columns-spanned="4" table:number-rows-spanned="1">
            <text:p>W<text:span text:style-name="T2">cell</text:span></text:p>
          </table:table-cell>
          <table:covered-table-cell table:number-columns-repeated="3" table:style-name="ce24"/>
          <table:table-cell table:number-columns-repeated="993"/>
        </table:table-row>
        <table:table-row table:style-name="ro2">
          <table:table-cell table:number-columns-repeated="4"/>
          <table:table-cell table:style-name="ce102" office:value-type="float" office:value="0.2" calcext:value-type="float">
            <text:p>0.2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" calcext:value-type="float">
            <text:p>0</text:p>
          </table:table-cell>
          <table:table-cell table:style-name="ce113" office:value-type="float" office:value="0.1" calcext:value-type="float">
            <text:p>0.1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3" office:value-type="float" office:value="0.1" calcext:value-type="float">
            <text:p>0.1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-0.8" calcext:value-type="float">
            <text:p>-0.8</text:p>
          </table:table-cell>
          <table:table-cell table:style-name="ce114" office:value-type="float" office:value="-0.5" calcext:value-type="float">
            <text:p>-0.5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3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14" office:value-type="float" office:value="-0.4" calcext:value-type="float">
            <text:p>-0.4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ce104" office:value-type="float" office:value="-0.8" calcext:value-type="float">
            <text:p>-0.8</text:p>
          </table:table-cell>
          <table:table-cell table:style-name="ce10" office:value-type="float" office:value="-0.3" calcext:value-type="float">
            <text:p>-0.3</text:p>
          </table:table-cell>
          <table:table-cell table:style-name="ce10" office:value-type="float" office:value="-0.7" calcext:value-type="float">
            <text:p>-0.7</text:p>
          </table:table-cell>
          <table:table-cell table:style-name="ce115" office:value-type="float" office:value="0.3" calcext:value-type="float">
            <text:p>0.3</text:p>
          </table:table-cell>
          <table:table-cell/>
          <table:table-cell table:style-name="ce1" table:number-columns-repeated="4"/>
          <table:table-cell table:style-name="ce122"/>
          <table:table-cell table:number-columns-repeated="987"/>
        </table:table-row>
        <table:table-row table:style-name="ro2" table:number-rows-repeated="3">
          <table:table-cell table:number-columns-repeated="9"/>
          <table:table-cell table:style-name="ce1" table:number-columns-repeated="4"/>
          <table:table-cell table:style-name="ce122"/>
          <table:table-cell table:number-columns-repeated="987"/>
        </table:table-row>
        <table:table-row table:style-name="ro2">
          <table:table-cell table:number-columns-repeated="4"/>
          <table:table-cell table:style-name="ce1" table:number-columns-repeated="4"/>
          <table:table-cell/>
          <table:table-cell table:style-name="ce1" table:number-columns-repeated="4"/>
          <table:table-cell table:style-name="ce122"/>
          <table:table-cell table:number-columns-repeated="2"/>
          <table:table-cell table:style-name="Default"/>
          <table:table-cell table:number-columns-repeated="984"/>
        </table:table-row>
        <table:table-row table:style-name="ro2" table:number-rows-repeated="9">
          <table:table-cell table:number-columns-repeated="16"/>
          <table:table-cell table:style-name="Default"/>
          <table:table-cell table:number-columns-repeated="984"/>
        </table:table-row>
        <table:table-row table:style-name="ro2">
          <table:table-cell table:number-columns-repeated="16"/>
          <table:table-cell table:style-name="Default"/>
          <table:table-cell table:number-columns-repeated="984"/>
        </table:table-row>
      </table:table>
      <table:table table:name="LTM Backward" table:style-name="ta1"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ce131"/>
        <table:table-column table:style-name="co1" table:default-cell-style-name="Default"/>
        <table:table-column table:style-name="co8" table:number-columns-repeated="3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7" table:number-columns-repeated="983" table:default-cell-style-name="Default"/>
        <table:table-row table:style-name="ro2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144"/>
          <table:table-cell table:style-name="ce145"/>
          <table:table-cell table:number-columns-repeated="990"/>
        </table:table-row>
        <table:table-row table:style-name="ro2">
          <table:table-cell table:number-columns-repeated="6"/>
          <table:table-cell table:style-name="ce145" table:number-columns-repeated="7"/>
          <table:table-cell table:number-columns-repeated="985"/>
        </table:table-row>
        <table:table-row table:style-name="ro3">
          <table:table-cell table:style-name="ce2" office:value-type="string" calcext:value-type="string">
            <text:p><text:span text:style-name="T6">∇</text:span>I</text:p>
          </table:table-cell>
          <table:table-cell table:style-name="ce2"/>
          <table:table-cell table:style-name="ce43" office:value-type="string" calcext:value-type="string" table:number-columns-spanned="4" table:number-rows-spanned="1">
            <text:p><text:span text:style-name="T6">∇</text:span>W<text:span text:style-name="T2">1</text:span></text:p>
          </table:table-cell>
          <table:covered-table-cell table:number-columns-repeated="3" table:style-name="ce43"/>
          <table:table-cell table:style-name="ce144"/>
          <table:table-cell table:style-name="ce144" office:value-type="string" calcext:value-type="string">
            <text:p>∇L1</text:p>
          </table:table-cell>
          <table:table-cell table:style-name="ce144" office:value-type="string" calcext:value-type="string">
            <text:p>∇L2</text:p>
          </table:table-cell>
          <table:table-cell table:style-name="ce144" office:value-type="string" calcext:value-type="string">
            <text:p>∇L3</text:p>
          </table:table-cell>
          <table:table-cell table:style-name="ce2" office:value-type="string" calcext:value-type="string">
            <text:p><text:span text:style-name="T6">∇</text:span>C</text:p>
          </table:table-cell>
          <table:table-cell table:style-name="ce144" office:value-type="string" calcext:value-type="string">
            <text:p><text:span text:style-name="T6">∇</text:span>Cell</text:p>
          </table:table-cell>
          <table:table-cell table:style-name="ce144" office:value-type="string" calcext:value-type="string">
            <text:p>∇O</text:p>
          </table:table-cell>
          <table:table-cell table:style-name="ce2"/>
          <table:table-cell table:style-name="ce2" office:value-type="string" calcext:value-type="string">
            <text:p>O<text:span text:style-name="T2">gold</text:span></text:p>
          </table:table-cell>
          <table:table-cell table:style-name="ce2" table:number-columns-repeated="983"/>
        </table:table-row>
        <table:table-row table:style-name="ro2">
          <table:table-cell table:style-name="ce95" table:number-matrix-columns-spanned="1" table:number-matrix-rows-spanned="4" table:formula="of:=MMULT(TRANSPOSE([$'LTM Forward'.E8:$'LTM Forward'.H11]);[.H4:.H7])+MMULT(TRANSPOSE([$'LTM Forward'.E14:$'LTM Forward'.H17]);[.I4:.I7])+MMULT(TRANSPOSE([$'LTM Forward'.E20:$'LTM Forward'.H23]);[.J4:.J7])" office:value-type="float" office:value="0.0656888910810475" calcext:value-type="float">
            <text:p>0.065689</text:p>
          </table:table-cell>
          <table:table-cell/>
          <table:table-cell table:style-name="ce134" table:number-matrix-columns-spanned="4" table:number-matrix-rows-spanned="4" table:formula="of:=MMULT([.H4:.H7];TRANSPOSE([$'LTM Forward'.C8:$'LTM Forward'.C11]))" office:value-type="float" office:value="-0.031751435145463" calcext:value-type="float">
            <text:p>-0.031751</text:p>
          </table:table-cell>
          <table:table-cell table:style-name="ce138" office:value-type="float" office:value="-0.0222260046018241" calcext:value-type="float">
            <text:p>-0.022226</text:p>
          </table:table-cell>
          <table:table-cell table:style-name="ce138" office:value-type="float" office:value="-0.0381017221745556" calcext:value-type="float">
            <text:p>-0.038102</text:p>
          </table:table-cell>
          <table:table-cell table:style-name="ce141" office:value-type="float" office:value="0.0031751435145463" calcext:value-type="float">
            <text:p>0.003175</text:p>
          </table:table-cell>
          <table:table-cell table:style-name="ce145"/>
          <table:table-cell table:style-name="ce95" table:number-matrix-columns-spanned="1" table:number-matrix-rows-spanned="4" table:formula="of:=[.K4:.K7]*[$'LTM Forward'.K8:$'LTM Forward'.K11]*[.H10:.H13]" office:value-type="float" office:value="0.031751435145463" calcext:value-type="float">
            <text:p>0.031751</text:p>
          </table:table-cell>
          <table:table-cell table:style-name="ce150" table:number-matrix-columns-spanned="1" table:number-matrix-rows-spanned="4" table:formula="of:=[.K4:.K7]*[$'LTM Forward'.J8:$'LTM Forward'.J11]*[.I10:.I13]" office:value-type="float" office:value="0.0186949585454841" calcext:value-type="float">
            <text:p>0.018695</text:p>
          </table:table-cell>
          <table:table-cell table:style-name="ce95" table:number-matrix-columns-spanned="1" table:number-matrix-rows-spanned="4" table:formula="of:=[.M4:.M7]*[$'LTM Forward'.N8:$'LTM Forward'.N11]*[.J10:.J13]" office:value-type="float" office:value="0.0770999371189604" calcext:value-type="float">
            <text:p>0.077100</text:p>
          </table:table-cell>
          <table:table-cell table:style-name="ce151" table:number-matrix-columns-spanned="1" table:number-matrix-rows-spanned="4" table:formula="of:=MMULT(TRANSPOSE(['LTM Forward'.E26:.H29]);[.L4:.L7])" office:value-type="float" office:value="0.180767829810707" calcext:value-type="float">
            <text:p>0.180768</text:p>
          </table:table-cell>
          <table:table-cell table:style-name="ce95" table:number-matrix-columns-spanned="1" table:number-matrix-rows-spanned="4" table:formula="of:=([.M4:.M7]*[$'LTM Forward'.L8:$'LTM Forward'.L11]+[.I28:.I31])*[.L10:.L13]" office:value-type="float" office:value="0.0948392840638289" calcext:value-type="float">
            <text:p>0.094839</text:p>
          </table:table-cell>
          <table:table-cell table:style-name="ce95" table:number-matrix-columns-spanned="1" table:number-matrix-rows-spanned="4" table:formula="of:=['LTM Forward'.O8:.O11]-[.O4:.O7]+[.H28:.H31]" office:value-type="float" office:value="0.581918903585318" calcext:value-type="float">
            <text:p>0.581919</text:p>
          </table:table-cell>
          <table:table-cell table:style-name="ce1"/>
          <table:table-cell table:style-name="ce85" office:value-type="float" office:value="0.57" calcext:value-type="float">
            <text:p>0.57</text:p>
          </table:table-cell>
          <table:table-cell table:number-columns-repeated="983"/>
        </table:table-row>
        <table:table-row table:style-name="ro2">
          <table:table-cell table:style-name="ce96" office:value-type="float" office:value="0.0305357990912448" calcext:value-type="float">
            <text:p>0.030536</text:p>
          </table:table-cell>
          <table:table-cell/>
          <table:table-cell table:style-name="ce135" office:value-type="float" office:value="-0.0076287788382004" calcext:value-type="float">
            <text:p>-0.007629</text:p>
          </table:table-cell>
          <table:table-cell table:style-name="ce122" office:value-type="float" office:value="-0.00534014518674028" calcext:value-type="float">
            <text:p>-0.005340</text:p>
          </table:table-cell>
          <table:table-cell table:style-name="ce122" office:value-type="float" office:value="-0.00915453460584048" calcext:value-type="float">
            <text:p>-0.009155</text:p>
          </table:table-cell>
          <table:table-cell table:style-name="ce142" office:value-type="float" office:value="0.000762877883820039" calcext:value-type="float">
            <text:p>0.000763</text:p>
          </table:table-cell>
          <table:table-cell table:style-name="ce145"/>
          <table:table-cell table:style-name="ce96" office:value-type="float" office:value="0.0076287788382004" calcext:value-type="float">
            <text:p>0.007629</text:p>
          </table:table-cell>
          <table:table-cell table:style-name="ce96" office:value-type="float" office:value="0.00778740584986265" calcext:value-type="float">
            <text:p>0.007787</text:p>
          </table:table-cell>
          <table:table-cell table:style-name="ce96" office:value-type="float" office:value="-0.0508217484804481" calcext:value-type="float">
            <text:p>-0.050822</text:p>
          </table:table-cell>
          <table:table-cell table:style-name="ce96" office:value-type="float" office:value="0.0997520900160206" calcext:value-type="float">
            <text:p>0.099752</text:p>
          </table:table-cell>
          <table:table-cell table:style-name="ce96" office:value-type="float" office:value="0.0615730571541138" calcext:value-type="float">
            <text:p>0.061573</text:p>
          </table:table-cell>
          <table:table-cell table:style-name="ce96" office:value-type="float" office:value="-0.895935010990969" calcext:value-type="float">
            <text:p>-0.895935</text:p>
          </table:table-cell>
          <table:table-cell table:style-name="ce1"/>
          <table:table-cell table:style-name="ce4" office:value-type="float" office:value="0.75" calcext:value-type="float">
            <text:p>0.75</text:p>
          </table:table-cell>
          <table:table-cell table:number-columns-repeated="983"/>
        </table:table-row>
        <table:table-row table:style-name="ro2">
          <table:table-cell table:style-name="ce96" office:value-type="float" office:value="-0.0808683166838922" calcext:value-type="float">
            <text:p>-0.080868</text:p>
          </table:table-cell>
          <table:table-cell/>
          <table:table-cell table:style-name="ce135" office:value-type="float" office:value="-0.00978980131790464" calcext:value-type="float">
            <text:p>-0.009790</text:p>
          </table:table-cell>
          <table:table-cell table:style-name="ce122" office:value-type="float" office:value="-0.00685286092253325" calcext:value-type="float">
            <text:p>-0.006853</text:p>
          </table:table-cell>
          <table:table-cell table:style-name="ce122" office:value-type="float" office:value="-0.0117477615814856" calcext:value-type="float">
            <text:p>-0.011748</text:p>
          </table:table-cell>
          <table:table-cell table:style-name="ce142" office:value-type="float" office:value="0.000978980131790464" calcext:value-type="float">
            <text:p>0.000979</text:p>
          </table:table-cell>
          <table:table-cell table:style-name="ce145"/>
          <table:table-cell table:style-name="ce96" office:value-type="float" office:value="0.00978980131790464" calcext:value-type="float">
            <text:p>0.009790</text:p>
          </table:table-cell>
          <table:table-cell table:style-name="ce96" office:value-type="float" office:value="0.0103957699403492" calcext:value-type="float">
            <text:p>0.010396</text:p>
          </table:table-cell>
          <table:table-cell table:style-name="ce96" office:value-type="float" office:value="0.0250340961590389" calcext:value-type="float">
            <text:p>0.025034</text:p>
          </table:table-cell>
          <table:table-cell table:style-name="ce96" office:value-type="float" office:value="0.125336562558036" calcext:value-type="float">
            <text:p>0.125337</text:p>
          </table:table-cell>
          <table:table-cell table:style-name="ce96" office:value-type="float" office:value="0.0787849731468997" calcext:value-type="float">
            <text:p>0.078785</text:p>
          </table:table-cell>
          <table:table-cell table:style-name="ce96" office:value-type="float" office:value="0.211498555739923" calcext:value-type="float">
            <text:p>0.211499</text:p>
          </table:table-cell>
          <table:table-cell table:style-name="ce1"/>
          <table:table-cell table:style-name="ce86" office:value-type="float" office:value="-0.15" calcext:value-type="float">
            <text:p>-0.15</text:p>
          </table:table-cell>
          <table:table-cell table:number-columns-repeated="983"/>
        </table:table-row>
        <table:table-row table:style-name="ro2">
          <table:table-cell table:style-name="ce132" office:value-type="float" office:value="-0.011085187545563" calcext:value-type="float">
            <text:p>-0.011085</text:p>
          </table:table-cell>
          <table:table-cell/>
          <table:table-cell table:style-name="ce136" office:value-type="float" office:value="0.0182748959166547" calcext:value-type="float">
            <text:p>0.018275</text:p>
          </table:table-cell>
          <table:table-cell table:style-name="ce139" office:value-type="float" office:value="0.0127924271416583" calcext:value-type="float">
            <text:p>0.012792</text:p>
          </table:table-cell>
          <table:table-cell table:style-name="ce139" office:value-type="float" office:value="0.0219298750999857" calcext:value-type="float">
            <text:p>0.021930</text:p>
          </table:table-cell>
          <table:table-cell table:style-name="ce143" office:value-type="float" office:value="-0.00182748959166547" calcext:value-type="float">
            <text:p>-0.001827</text:p>
          </table:table-cell>
          <table:table-cell table:style-name="ce145"/>
          <table:table-cell table:style-name="ce97" office:value-type="float" office:value="-0.0182748959166547" calcext:value-type="float">
            <text:p>-0.018275</text:p>
          </table:table-cell>
          <table:table-cell table:style-name="ce97" office:value-type="float" office:value="-0.0118844649941161" calcext:value-type="float">
            <text:p>-0.011884</text:p>
          </table:table-cell>
          <table:table-cell table:style-name="ce97" office:value-type="float" office:value="-0.0609608310649001" calcext:value-type="float">
            <text:p>-0.060961</text:p>
          </table:table-cell>
          <table:table-cell table:style-name="ce97" office:value-type="float" office:value="-0.114137026153391" calcext:value-type="float">
            <text:p>-0.114137</text:p>
          </table:table-cell>
          <table:table-cell table:style-name="ce97" office:value-type="float" office:value="-0.204401455746524" calcext:value-type="float">
            <text:p>-0.204401</text:p>
          </table:table-cell>
          <table:table-cell table:style-name="ce97" office:value-type="float" office:value="-1.21328549369163" calcext:value-type="float">
            <text:p>-1.213285</text:p>
          </table:table-cell>
          <table:table-cell table:style-name="ce1"/>
          <table:table-cell table:style-name="ce157" office:value-type="float" office:value="1.64" calcext:value-type="float">
            <text:p>1.64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/>
          <table:table-cell table:style-name="ce147" table:number-columns-repeated="6"/>
          <table:table-cell table:style-name="ce1" table:number-columns-repeated="2"/>
          <table:table-cell table:number-columns-repeated="983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2</text:span></text:p>
          </table:table-cell>
          <table:covered-table-cell table:number-columns-repeated="3" table:style-name="ce51"/>
          <table:table-cell table:style-name="ce146"/>
          <table:table-cell table:style-name="ce148" office:value-type="string" calcext:value-type="string">
            <text:p><text:span text:style-name="T7">σ’(</text:span><text:span text:style-name="T8">L1</text:span>)</text:p>
          </table:table-cell>
          <table:table-cell table:style-name="ce148" office:value-type="string" calcext:value-type="string">
            <text:p><text:span text:style-name="T7">σ’(</text:span><text:span text:style-name="T8">L2</text:span>)</text:p>
          </table:table-cell>
          <table:table-cell table:style-name="ce148" office:value-type="string" calcext:value-type="string">
            <text:p><text:span text:style-name="T7">σ’(</text:span><text:span text:style-name="T8">L3</text:span>)</text:p>
          </table:table-cell>
          <table:table-cell table:style-name="ce148"/>
          <table:table-cell table:style-name="ce148" office:value-type="string" calcext:value-type="string">
            <text:p><text:span text:style-name="T9">σ</text:span>’(Cell)</text:p>
          </table:table-cell>
          <table:table-cell table:style-name="ce83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2"/>
          <table:table-cell table:style-name="ce134" table:number-matrix-columns-spanned="4" table:number-matrix-rows-spanned="4" table:formula="of:=MMULT([.I4:.I7];TRANSPOSE([$'LTM Forward'.C8:$'LTM Forward'.C11]))" office:value-type="float" office:value="-0.0186949585454841" calcext:value-type="float">
            <text:p>-0.018695</text:p>
          </table:table-cell>
          <table:table-cell table:style-name="ce138" office:value-type="float" office:value="-0.0130864709818389" calcext:value-type="float">
            <text:p>-0.013086</text:p>
          </table:table-cell>
          <table:table-cell table:style-name="ce138" office:value-type="float" office:value="-0.0224339502545809" calcext:value-type="float">
            <text:p>-0.022434</text:p>
          </table:table-cell>
          <table:table-cell table:style-name="ce141" office:value-type="float" office:value="0.00186949585454841" calcext:value-type="float">
            <text:p>0.001869</text:p>
          </table:table-cell>
          <table:table-cell table:style-name="ce145"/>
          <table:table-cell table:style-name="ce149" table:number-matrix-columns-spanned="1" table:number-matrix-rows-spanned="4" table:formula="of:=['LTM Forward'.J8:.J11]*(1-['LTM Forward'.J8:.J11])" office:value-type="float" office:value="0.249975001666572" calcext:value-type="float">
            <text:p>0.249975</text:p>
          </table:table-cell>
          <table:table-cell table:style-name="ce149" table:number-matrix-columns-spanned="1" table:number-matrix-rows-spanned="4" table:formula="of:=['LTM Forward'.K8:.K11]*(1-['LTM Forward'.K8:.K11])" office:value-type="float" office:value="0.208928659180565" calcext:value-type="float">
            <text:p>0.208929</text:p>
          </table:table-cell>
          <table:table-cell table:style-name="ce149" table:number-matrix-columns-spanned="1" table:number-matrix-rows-spanned="4" table:formula="of:=['LTM Forward'.L8:.L11]*(1-['LTM Forward'.L8:.L11])" office:value-type="float" office:value="0.207224568861923" calcext:value-type="float">
            <text:p>0.207225</text:p>
          </table:table-cell>
          <table:table-cell table:style-name="ce84"/>
          <table:table-cell table:style-name="ce149" table:number-matrix-columns-spanned="1" table:number-matrix-rows-spanned="4" table:formula="of:=['LTM Forward'.N8:.N11]*(1-['LTM Forward'.N8:.N11])" office:value-type="float" office:value="0.230576799658731" calcext:value-type="float">
            <text:p>0.230577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0778740584986265" calcext:value-type="float">
            <text:p>-0.007787</text:p>
          </table:table-cell>
          <table:table-cell table:style-name="ce122" office:value-type="float" office:value="-0.00545118409490385" calcext:value-type="float">
            <text:p>-0.005451</text:p>
          </table:table-cell>
          <table:table-cell table:style-name="ce122" office:value-type="float" office:value="-0.00934488701983518" calcext:value-type="float">
            <text:p>-0.009345</text:p>
          </table:table-cell>
          <table:table-cell table:style-name="ce142" office:value-type="float" office:value="0.000778740584986265" calcext:value-type="float">
            <text:p>0.000779</text:p>
          </table:table-cell>
          <table:table-cell table:style-name="ce145"/>
          <table:table-cell table:style-name="ce125" office:value-type="float" office:value="0.227434387664373" calcext:value-type="float">
            <text:p>0.227434</text:p>
          </table:table-cell>
          <table:table-cell table:style-name="ce125" office:value-type="float" office:value="0.223189638972326" calcext:value-type="float">
            <text:p>0.223190</text:p>
          </table:table-cell>
          <table:table-cell table:style-name="ce125" office:value-type="float" office:value="0.232625486530563" calcext:value-type="float">
            <text:p>0.232625</text:p>
          </table:table-cell>
          <table:table-cell table:style-name="ce84"/>
          <table:table-cell table:style-name="ce125" office:value-type="float" office:value="0.184385175470664" calcext:value-type="float">
            <text:p>0.184385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5" office:value-type="float" office:value="-0.0103957699403492" calcext:value-type="float">
            <text:p>-0.010396</text:p>
          </table:table-cell>
          <table:table-cell table:style-name="ce122" office:value-type="float" office:value="-0.00727703895824445" calcext:value-type="float">
            <text:p>-0.007277</text:p>
          </table:table-cell>
          <table:table-cell table:style-name="ce122" office:value-type="float" office:value="-0.0124749239284191" calcext:value-type="float">
            <text:p>-0.012475</text:p>
          </table:table-cell>
          <table:table-cell table:style-name="ce142" office:value-type="float" office:value="0.00103957699403492" calcext:value-type="float">
            <text:p>0.001040</text:p>
          </table:table-cell>
          <table:table-cell table:style-name="ce145"/>
          <table:table-cell table:style-name="ce125" office:value-type="float" office:value="0.233833445521565" calcext:value-type="float">
            <text:p>0.233833</text:p>
          </table:table-cell>
          <table:table-cell table:style-name="ce125" office:value-type="float" office:value="0.222454979224556" calcext:value-type="float">
            <text:p>0.222455</text:p>
          </table:table-cell>
          <table:table-cell table:style-name="ce125" office:value-type="float" office:value="0.247757256003813" calcext:value-type="float">
            <text:p>0.247757</text:p>
          </table:table-cell>
          <table:table-cell table:style-name="ce84"/>
          <table:table-cell table:style-name="ce125" office:value-type="float" office:value="0.24950481177605" calcext:value-type="float">
            <text:p>0.249505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2"/>
          <table:table-cell table:style-name="ce136" office:value-type="float" office:value="0.0118844649941161" calcext:value-type="float">
            <text:p>0.011884</text:p>
          </table:table-cell>
          <table:table-cell table:style-name="ce139" office:value-type="float" office:value="0.00831912549588127" calcext:value-type="float">
            <text:p>0.008319</text:p>
          </table:table-cell>
          <table:table-cell table:style-name="ce139" office:value-type="float" office:value="0.0142613579929393" calcext:value-type="float">
            <text:p>0.014261</text:p>
          </table:table-cell>
          <table:table-cell table:style-name="ce143" office:value-type="float" office:value="-0.00118844649941161" calcext:value-type="float">
            <text:p>-0.001188</text:p>
          </table:table-cell>
          <table:table-cell table:style-name="ce145"/>
          <table:table-cell table:style-name="ce126" office:value-type="float" office:value="0.247985885019321" calcext:value-type="float">
            <text:p>0.247986</text:p>
          </table:table-cell>
          <table:table-cell table:style-name="ce126" office:value-type="float" office:value="0.228784240456657" calcext:value-type="float">
            <text:p>0.228784</text:p>
          </table:table-cell>
          <table:table-cell table:style-name="ce126" office:value-type="float" office:value="0.239291216997435" calcext:value-type="float">
            <text:p>0.239291</text:p>
          </table:table-cell>
          <table:table-cell table:style-name="ce84"/>
          <table:table-cell table:style-name="ce126" office:value-type="float" office:value="0.165883683636262" calcext:value-type="float">
            <text:p>0.165884</text:p>
          </table:table-cell>
          <table:table-cell table:style-name="ce83"/>
          <table:table-cell/>
          <table:table-cell table:style-name="ce84"/>
          <table:table-cell table:number-columns-repeated="983"/>
        </table:table-row>
        <table:table-row table:style-name="ro2">
          <table:table-cell table:number-columns-repeated="6"/>
          <table:table-cell table:style-name="ce145" table:number-columns-repeated="7"/>
          <table:table-cell/>
          <table:table-cell table:style-name="ce87"/>
          <table:table-cell table:number-columns-repeated="983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3</text:span></text:p>
          </table:table-cell>
          <table:covered-table-cell table:number-columns-repeated="3" table:style-name="ce51"/>
          <table:table-cell table:style-name="ce145" table:number-columns-repeated="7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J4:.J7];TRANSPOSE([$'LTM Forward'.C8:$'LTM Forward'.C11]))" office:value-type="float" office:value="-0.0770999371189604" calcext:value-type="float">
            <text:p>-0.077100</text:p>
          </table:table-cell>
          <table:table-cell table:style-name="ce138" office:value-type="float" office:value="-0.0539699559832723" calcext:value-type="float">
            <text:p>-0.053970</text:p>
          </table:table-cell>
          <table:table-cell table:style-name="ce138" office:value-type="float" office:value="-0.0925199245427525" calcext:value-type="float">
            <text:p>-0.092520</text:p>
          </table:table-cell>
          <table:table-cell table:style-name="ce141" office:value-type="float" office:value="0.00770999371189604" calcext:value-type="float">
            <text:p>0.007710</text:p>
          </table:table-cell>
          <table:table-cell table:style-name="ce145" table:number-columns-repeated="7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5" office:value-type="float" office:value="0.0508217484804481" calcext:value-type="float">
            <text:p>0.050822</text:p>
          </table:table-cell>
          <table:table-cell table:style-name="ce122" office:value-type="float" office:value="0.0355752239363137" calcext:value-type="float">
            <text:p>0.035575</text:p>
          </table:table-cell>
          <table:table-cell table:style-name="ce122" office:value-type="float" office:value="0.0609860981765378" calcext:value-type="float">
            <text:p>0.060986</text:p>
          </table:table-cell>
          <table:table-cell table:style-name="ce142" office:value-type="float" office:value="-0.00508217484804481" calcext:value-type="float">
            <text:p>-0.005082</text:p>
          </table:table-cell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5" office:value-type="float" office:value="-0.0250340961590389" calcext:value-type="float">
            <text:p>-0.025034</text:p>
          </table:table-cell>
          <table:table-cell table:style-name="ce122" office:value-type="float" office:value="-0.0175238673113272" calcext:value-type="float">
            <text:p>-0.017524</text:p>
          </table:table-cell>
          <table:table-cell table:style-name="ce122" office:value-type="float" office:value="-0.0300409153908466" calcext:value-type="float">
            <text:p>-0.030041</text:p>
          </table:table-cell>
          <table:table-cell table:style-name="ce142" office:value-type="float" office:value="0.00250340961590389" calcext:value-type="float">
            <text:p>0.002503</text:p>
          </table:table-cell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6" office:value-type="float" office:value="0.0609608310649001" calcext:value-type="float">
            <text:p>0.060961</text:p>
          </table:table-cell>
          <table:table-cell table:style-name="ce139" office:value-type="float" office:value="0.0426725817454301" calcext:value-type="float">
            <text:p>0.042673</text:p>
          </table:table-cell>
          <table:table-cell table:style-name="ce139" office:value-type="float" office:value="0.0731529972778801" calcext:value-type="float">
            <text:p>0.073153</text:p>
          </table:table-cell>
          <table:table-cell table:style-name="ce143" office:value-type="float" office:value="-0.00609608310649001" calcext:value-type="float">
            <text:p>-0.006096</text:p>
          </table:table-cell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6"/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3">
          <table:table-cell table:number-columns-repeated="2"/>
          <table:table-cell table:style-name="ce43" office:value-type="string" calcext:value-type="string" table:number-columns-spanned="4" table:number-rows-spanned="1">
            <text:p><text:span text:style-name="T6">∇</text:span>W<text:span text:style-name="T2">cell</text:span></text:p>
          </table:table-cell>
          <table:covered-table-cell table:number-columns-repeated="3" table:style-name="ce51"/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7" table:number-matrix-columns-spanned="4" table:number-matrix-rows-spanned="4" table:formula="of:=MMULT([.L4:.L7];TRANSPOSE([$'LTM Forward'.M8:$'LTM Forward'.M11]))" office:value-type="float" office:value="0.0984234144505979" calcext:value-type="float">
            <text:p>0.098423</text:p>
          </table:table-cell>
          <table:table-cell table:style-name="ce138" office:value-type="float" office:value="0.0447605059641191" calcext:value-type="float">
            <text:p>0.044761</text:p>
          </table:table-cell>
          <table:table-cell table:style-name="ce138" office:value-type="float" office:value="0.0811448287044939" calcext:value-type="float">
            <text:p>0.081145</text:p>
          </table:table-cell>
          <table:table-cell table:style-name="ce141" office:value-type="float" office:value="0.077657345877023" calcext:value-type="float">
            <text:p>0.077657</text:p>
          </table:table-cell>
          <table:table-cell table:style-name="ce145" table:number-columns-repeated="4"/>
          <table:table-cell table:style-name="ce131" table:number-columns-repeated="3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5" office:value-type="float" office:value="0.0639000028636975" calcext:value-type="float">
            <text:p>0.063900</text:p>
          </table:table-cell>
          <table:table-cell table:style-name="ce122" office:value-type="float" office:value="0.0290601222814048" calcext:value-type="float">
            <text:p>0.029060</text:p>
          </table:table-cell>
          <table:table-cell table:style-name="ce122" office:value-type="float" office:value="0.0526821266619846" calcext:value-type="float">
            <text:p>0.052682</text:p>
          </table:table-cell>
          <table:table-cell table:style-name="ce142" office:value-type="float" office:value="0.0504179280065484" calcext:value-type="float">
            <text:p>0.050418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5" office:value-type="float" office:value="0.0817623850818794" calcext:value-type="float">
            <text:p>0.081762</text:p>
          </table:table-cell>
          <table:table-cell table:style-name="ce122" office:value-type="float" office:value="0.0371834867295221" calcext:value-type="float">
            <text:p>0.037183</text:p>
          </table:table-cell>
          <table:table-cell table:style-name="ce122" office:value-type="float" office:value="0.0674087031929796" calcext:value-type="float">
            <text:p>0.067409</text:p>
          </table:table-cell>
          <table:table-cell table:style-name="ce142" office:value-type="float" office:value="0.0645115784031335" calcext:value-type="float">
            <text:p>0.064512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36" office:value-type="float" office:value="-0.212126118325671" calcext:value-type="float">
            <text:p>-0.212126</text:p>
          </table:table-cell>
          <table:table-cell table:style-name="ce139" office:value-type="float" office:value="-0.0964696504125798" calcext:value-type="float">
            <text:p>-0.096470</text:p>
          </table:table-cell>
          <table:table-cell table:style-name="ce139" office:value-type="float" office:value="-0.174886612411984" calcext:value-type="float">
            <text:p>-0.174887</text:p>
          </table:table-cell>
          <table:table-cell table:style-name="ce143" office:value-type="float" office:value="-0.167370248556408" calcext:value-type="float">
            <text:p>-0.167370</text:p>
          </table:table-cell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2"/>
          <table:table-cell table:style-name="ce122" table:number-columns-repeated="4"/>
          <table:table-cell table:style-name="ce145" table:number-columns-repeated="4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1">
          <table:table-cell table:number-columns-repeated="4"/>
          <table:table-cell table:style-name="ce122"/>
          <table:table-cell/>
          <table:table-cell table:style-name="ce145"/>
          <table:table-cell table:style-name="ce2" office:value-type="string" calcext:value-type="string">
            <text:p><text:span text:style-name="T6">∇I</text:span><text:span text:style-name="T1">t+1</text:span></text:p>
          </table:table-cell>
          <table:table-cell table:style-name="ce2" office:value-type="string" calcext:value-type="string">
            <text:p><text:span text:style-name="T6">∇C</text:span><text:span text:style-name="T1">t+1</text:span></text:p>
          </table:table-cell>
          <table:table-cell table:style-name="ce2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3"/>
          <table:table-cell table:style-name="ce131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9" calcext:value-type="float">
            <text:p>0.9</text:p>
          </table:table-cell>
          <table:table-cell table:style-name="ce1" table:number-columns-repeated="3"/>
          <table:table-cell table:style-name="ce131"/>
          <table:table-cell/>
          <table:table-cell table:style-name="ce1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 table:style-name="ce1" table:number-columns-repeated="3"/>
          <table:table-cell table:style-name="ce131"/>
          <table:table-cell/>
          <table:table-cell table:style-name="ce1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 table:number-columns-repeated="3"/>
          <table:table-cell table:style-name="ce131"/>
          <table:table-cell/>
          <table:table-cell table:style-name="ce1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3"/>
          <table:table-cell table:style-name="ce131" table:number-columns-repeated="3"/>
          <table:table-cell/>
          <table:table-cell table:style-name="ce1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3"/>
          <table:table-cell table:style-name="ce131" table:number-columns-repeated="2"/>
          <table:table-cell table:style-name="ce122"/>
          <table:table-cell/>
          <table:table-cell table:style-name="ce1"/>
          <table:table-cell table:style-name="ce131"/>
          <table:table-cell table:number-columns-repeated="982"/>
        </table:table-row>
        <table:table-row table:style-name="ro2" table:number-rows-repeated="2">
          <table:table-cell table:number-columns-repeated="7"/>
          <table:table-cell table:style-name="ce1" table:number-columns-repeated="3"/>
          <table:table-cell table:style-name="ce131" table:number-columns-repeated="3"/>
          <table:table-cell table:style-name="ce1"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3"/>
          <table:table-cell/>
          <table:table-cell table:style-name="ce131" table:number-columns-repeated="2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2"/>
          <table:table-cell table:number-columns-repeated="2"/>
          <table:table-cell table:style-name="ce131" table:number-columns-repeated="2"/>
          <table:table-cell table:number-columns-repeated="2"/>
          <table:table-cell table:style-name="ce131"/>
          <table:table-cell table:number-columns-repeated="982"/>
        </table:table-row>
        <table:table-row table:style-name="ro2" table:number-rows-repeated="3">
          <table:table-cell table:number-columns-repeated="7"/>
          <table:table-cell table:style-name="ce1" table:number-columns-repeated="3"/>
          <table:table-cell/>
          <table:table-cell table:style-name="ce131" table:number-columns-repeated="2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3"/>
          <table:table-cell table:number-columns-repeated="2"/>
          <table:table-cell table:style-name="ce131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12"/>
          <table:table-cell table:style-name="ce131"/>
          <table:table-cell table:number-columns-repeated="2"/>
          <table:table-cell table:style-name="ce131"/>
          <table:table-cell table:number-columns-repeated="982"/>
        </table:table-row>
        <table:table-row table:style-name="ro2">
          <table:table-cell table:number-columns-repeated="7"/>
          <table:table-cell table:style-name="ce1" table:number-columns-repeated="5"/>
          <table:table-cell table:style-name="ce131"/>
          <table:table-cell table:number-columns-repeated="2"/>
          <table:table-cell table:style-name="ce131"/>
          <table:table-cell table:number-columns-repeated="982"/>
        </table:table-row>
        <table:table-row table:style-name="ro2" table:number-rows-repeated="2">
          <table:table-cell table:number-columns-repeated="12"/>
          <table:table-cell table:style-name="ce131"/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 table:number-rows-repeated="4">
          <table:table-cell table:number-columns-repeated="12"/>
          <table:table-cell table:style-name="ce131"/>
          <table:table-cell table:number-columns-repeated="985"/>
        </table:table-row>
        <table:table-row table:style-name="ro2" table:number-rows-repeated="1048525">
          <table:table-cell table:number-columns-repeated="998"/>
        </table:table-row>
        <table:table-row table:style-name="ro2"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2:31:53.867128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9-12-13T12:52:23.493109450</dc:date>
    <meta:editing-duration>P4DT2H55M46S</meta:editing-duration>
    <meta:editing-cycles>287</meta:editing-cycles>
    <meta:generator>LibreOffice/6.0.7.3$Linux_X86_64 LibreOffice_project/00m0$Build-3</meta:generator>
    <meta:document-statistic meta:table-count="2" meta:cell-count="283" meta:object-count="0"/>
  </office:meta>
</office:document-meta>
</file>